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76cm"/>
    </style:style>
    <style:style style:name="co3" style:family="table-column">
      <style:table-column-properties fo:break-before="auto" style:column-width="3.642cm"/>
    </style:style>
    <style:style style:name="co5" style:family="table-column">
      <style:table-column-properties fo:break-before="auto" style:column-width="2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 style:data-style-name="N2"/>
    <style:style style:name="gr1" style:family="graphic">
      <style:graphic-properties draw:ole-draw-aspect="1"/>
    </style:style>
    <style:style style:name="T1" style:family="text">
      <style:text-properties style:use-window-font-color="true" style:font-name="Times New Roman" fo:font-size="12pt" fo:language="es" fo:country="ES" style:font-name-asian="DejaVu Sans1" style:language-asian="zxx" style:country-asian="none" style:font-name-complex="Times New Roman" style:font-size-complex="6.80000019073486pt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Partner</text:p>
          </table:table-cell>
          <table:table-cell office:value-type="string">
            <text:p>Credit limit</text:p>
          </table:table-cell>
          <table:table-cell office:value-type="string">
            <text:p>City</text:p>
          </table:table-cell>
          <table:table-cell office:value-type="string">
            <text:p>Country</text:p>
          </table:table-cell>
          <table:table-cell/>
          <table:table-cell>
            <draw:frame table:end-cell-address="Hoja1.N18" table:end-x="1.838cm" table:end-y="0.403cm" draw:z-index="0" draw:style-name="gr1" svg:width="19.744cm" svg:height="8.296cm" svg:x="0.159cm" svg:y="0.079cm">
              <draw:object draw:notify-on-update-of-ranges="Hoja1.A2:Hoja1.A50 Hoja1.B2:Hoja1.B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1" office:value-type="string">
            <text:p><text:span text:style-name="T1"><text:a xlink:href="relatorio://for%20each=%22partner%20in%20objects%22">for each="partner in objects"</text:a></text:span></text:p>
          </table:table-cell>
          <table:table-cell table:number-columns-repeated="5"/>
        </table:table-row>
        <table:table-row table:style-name="ro3">
          <table:table-cell office:value-type="string">
            <text:p><text:a xlink:href="relatorio://partner.name">partner.name</text:a></text:p>
          </table:table-cell>
          <table:table-cell table:style-name="ce2" office:value-type="string">
            <text:p><text:a xlink:href="relatorio://partner.credit_limit%20or%200">partner.credit_limit or 0</text:a></text:p>
          </table:table-cell>
          <table:table-cell table:style-name="ce1" office:value-type="string">
            <text:p>partner.city or ''</text:p>
          </table:table-cell>
          <table:table-cell table:style-name="ce1" office:value-type="string">
            <text:p>${ partner.country and partner.country.name or '' }</text:p>
          </table:table-cell>
          <table:table-cell table:number-columns-repeated="2"/>
        </table:table-row>
        <table:table-row table:style-name="ro3">
          <table:table-cell table:style-name="ce1" office:value-type="string">
            <text:p><text:span text:style-name="T1"><text:a xlink:href="relatorio:///for">/for</text:a></text:span>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TOTAL CREDIT LIMIT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SUM([.B2:.B10000])" office:value-type="float" office:value="0">
            <text:p>0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0">30/03/2011</text:date>, <text:time>08:53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30T19:08:14</meta:creation-date>
    <dc:date>2011-03-30T08:53:15.34</dc:date>
    <meta:editing-duration>PT20M41S</meta:editing-duration>
    <meta:editing-cycles>21</meta:editing-cycles>
    <meta:generator>OpenOffice.org/3.3$Win32 OpenOffice.org_project/330m20$Build-9567</meta:generator>
    <meta:document-statistic meta:table-count="3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 style:data-style-name="N2">
      <style:graphic-properties draw:stroke="none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745cm" svg:height="8.297cm" xlink:href=".." xlink:type="simple" chart:class="chart:circle" chart:style-name="ch1">
        <chart:legend chart:legend-position="end" svg:x="13.818cm" svg:y="0.792cm" chart:style-name="ch2"/>
        <chart:plot-area chart:style-name="ch3" table:cell-range-address="Hoja1.A2:Hoja1.B50" chart:data-source-has-labels="column" svg:x="1.652cm" svg:y="0.174cm" svg:width="10.515cm" svg:height="7.781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1.652cm" svg:y="0.165cm" svg:width="10.515cm" svg:height="7.799cm"/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Hoja1.A2:Hoja1.A5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Hoja1.B2:Hoja1.B50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or each="partner in objects"</text:p>
                <draw:g>
                  <svg:desc>Hoja1.A2:Hoja1.A50</svg:desc>
                </draw:g>
              </table:table-cell>
              <table:table-cell office:value-type="float" office:value="NaN">
                <text:p>NaN</text:p>
                <draw:g>
                  <svg:desc>Hoja1.B2:Hoja1.B50</svg:desc>
                </draw:g>
              </table:table-cell>
            </table:table-row>
            <table:table-row>
              <table:table-cell office:value-type="string">
                <text:p>partner.nam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/fo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